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1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1-[.A1]*(1-[.A1]*(1-[.A1]*(1-[.A1]*(1-[.A1]*(1-[.A1]*(1-[.A1]*(1-[.A1]*(1-[.A1]*(1-[.A1]))))))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682*[.C1]-68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1461*[.E1]^2-63701*[.E1]+4224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18008*[.G1]^3-686587*[.G1]^2+1234387*[.G1]-6658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10232*[.I1]^4-1984312*[.I1]^3+6671533*[.I1]^2-9277213*[.I1]+437976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59060*[.K1]^5-2175668*[.K1]^4+11535788*[.K1]^3-29116967*[.K1]^2+34305227*[.K1]-14707439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-[.A2]*(1-[.A2]*(1-[.A2]*(1-[.A2]*(1-[.A2]*(1-[.A2]*(1-[.A2]*(1-[.A2]*(1-[.A2]*(1-[.A2])))))))))"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table:formula="of:=682*[.C2]-681"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table:formula="of:=21461*[.E2]^2-63701*[.E2]+42241"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table:formula="of:=118008*[.G2]^3-686587*[.G2]^2+1234387*[.G2]-665807"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table:formula="of:=210232*[.I2]^4-1984312*[.I2]^3+6671533*[.I2]^2-9277213*[.I2]+4379761"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table:formula="of:=159060*[.K2]^5-2175668*[.K2]^4+11535788*[.K2]^3-29116967*[.K2]^2+34305227*[.K2]-14707439"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-[.A3]*(1-[.A3]*(1-[.A3]*(1-[.A3]*(1-[.A3]*(1-[.A3]*(1-[.A3]*(1-[.A3]*(1-[.A3]*(1-[.A3])))))))))" office:value-type="float" office:value="44287" calcext:value-type="float">
            <text:p>44287</text:p>
          </table:table-cell>
          <table:table-cell office:value-type="float" office:value="3" calcext:value-type="float">
            <text:p>3</text:p>
          </table:table-cell>
          <table:table-cell table:formula="of:=682*[.C3]-681" office:value-type="float" office:value="1365" calcext:value-type="float">
            <text:p>1365</text:p>
          </table:table-cell>
          <table:table-cell office:value-type="float" office:value="3" calcext:value-type="float">
            <text:p>3</text:p>
          </table:table-cell>
          <table:table-cell table:formula="of:=21461*[.E3]^2-63701*[.E3]+42241" office:value-type="float" office:value="44287" calcext:value-type="float">
            <text:p>44287</text:p>
          </table:table-cell>
          <table:table-cell office:value-type="float" office:value="3" calcext:value-type="float">
            <text:p>3</text:p>
          </table:table-cell>
          <table:table-cell table:formula="of:=118008*[.G3]^3-686587*[.G3]^2+1234387*[.G3]-665807" office:value-type="float" office:value="44287" calcext:value-type="float">
            <text:p>44287</text:p>
          </table:table-cell>
          <table:table-cell office:value-type="float" office:value="3" calcext:value-type="float">
            <text:p>3</text:p>
          </table:table-cell>
          <table:table-cell table:formula="of:=210232*[.I3]^4-1984312*[.I3]^3+6671533*[.I3]^2-9277213*[.I3]+4379761" office:value-type="float" office:value="44287" calcext:value-type="float">
            <text:p>44287</text:p>
          </table:table-cell>
          <table:table-cell office:value-type="float" office:value="3" calcext:value-type="float">
            <text:p>3</text:p>
          </table:table-cell>
          <table:table-cell table:formula="of:=159060*[.K3]^5-2175668*[.K3]^4+11535788*[.K3]^3-29116967*[.K3]^2+34305227*[.K3]-14707439" office:value-type="float" office:value="44287" calcext:value-type="float">
            <text:p>442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-[.A4]*(1-[.A4]*(1-[.A4]*(1-[.A4]*(1-[.A4]*(1-[.A4]*(1-[.A4]*(1-[.A4]*(1-[.A4]*(1-[.A4])))))))))" office:value-type="float" office:value="838861" calcext:value-type="float">
            <text:p>83886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21461*[.E4]^2-63701*[.E4]+42241" office:value-type="float" office:value="130813" calcext:value-type="float">
            <text:p>130813</text:p>
          </table:table-cell>
          <table:table-cell office:value-type="float" office:value="4" calcext:value-type="float">
            <text:p>4</text:p>
          </table:table-cell>
          <table:table-cell table:formula="of:=118008*[.G4]^3-686587*[.G4]^2+1234387*[.G4]-665807" office:value-type="float" office:value="838861" calcext:value-type="float">
            <text:p>838861</text:p>
          </table:table-cell>
          <table:table-cell office:value-type="float" office:value="4" calcext:value-type="float">
            <text:p>4</text:p>
          </table:table-cell>
          <table:table-cell table:formula="of:=210232*[.I4]^4-1984312*[.I4]^3+6671533*[.I4]^2-9277213*[.I4]+4379761" office:value-type="float" office:value="838861" calcext:value-type="float">
            <text:p>838861</text:p>
          </table:table-cell>
          <table:table-cell office:value-type="float" office:value="4" calcext:value-type="float">
            <text:p>4</text:p>
          </table:table-cell>
          <table:table-cell table:formula="of:=159060*[.K4]^5-2175668*[.K4]^4+11535788*[.K4]^3-29116967*[.K4]^2+34305227*[.K4]-14707439" office:value-type="float" office:value="838861" calcext:value-type="float">
            <text:p>8388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-[.A5]*(1-[.A5]*(1-[.A5]*(1-[.A5]*(1-[.A5]*(1-[.A5]*(1-[.A5]*(1-[.A5]*(1-[.A5]*(1-[.A5])))))))))" office:value-type="float" office:value="8138021" calcext:value-type="float">
            <text:p>8138021</text:p>
          </table:table-cell>
          <table:table-cell office:value-type="float" office:value="1" calcext:value-type="float">
            <text:p>1</text:p>
          </table:table-cell>
          <table:table-cell table:formula="of:=54*[.C5]^9-1319*[.C5]^8+18149*[.C5]^7-157772*[.C5]^6+902054*[.C5]^5-3416929*[.C5]^4+8409499*[.C5]^3-12753575*[.C5]^2+10628639*[.C5]-3628799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118008*[.G5]^3-686587*[.G5]^2+1234387*[.G5]-665807" office:value-type="float" office:value="3092453" calcext:value-type="float">
            <text:p>3092453</text:p>
          </table:table-cell>
          <table:table-cell office:value-type="float" office:value="5" calcext:value-type="float">
            <text:p>5</text:p>
          </table:table-cell>
          <table:table-cell table:formula="of:=210232*[.I5]^4-1984312*[.I5]^3+6671533*[.I5]^2-9277213*[.I5]+4379761" office:value-type="float" office:value="8138021" calcext:value-type="float">
            <text:p>8138021</text:p>
          </table:table-cell>
          <table:table-cell office:value-type="float" office:value="5" calcext:value-type="float">
            <text:p>5</text:p>
          </table:table-cell>
          <table:table-cell table:formula="of:=159060*[.K5]^5-2175668*[.K5]^4+11535788*[.K5]^3-29116967*[.K5]^2+34305227*[.K5]-14707439" office:value-type="float" office:value="8138021" calcext:value-type="float">
            <text:p>81380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-[.A6]*(1-[.A6]*(1-[.A6]*(1-[.A6]*(1-[.A6]*(1-[.A6]*(1-[.A6]*(1-[.A6]*(1-[.A6]*(1-[.A6])))))))))" office:value-type="float" office:value="51828151" calcext:value-type="float">
            <text:p>51828151</text:p>
          </table:table-cell>
          <table:table-cell office:value-type="float" office:value="2" calcext:value-type="float">
            <text:p>2</text:p>
          </table:table-cell>
          <table:table-cell table:formula="of:=54*[.C6]^9-1319*[.C6]^8+18149*[.C6]^7-157772*[.C6]^6+902054*[.C6]^5-3416929*[.C6]^4+8409499*[.C6]^3-12753575*[.C6]^2+10628639*[.C6]-3628799"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table:formula="of:=1111*[.E6]^8-28831*[.E6]^7+352528*[.E6]^6-2514688*[.E6]^5+11126621*[.E6]^4-30669221*[.E6]^3+50572225*[.E6]^2-44806465*[.E6]+15966721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210232*[.I6]^4-1984312*[.I6]^3+6671533*[.I6]^2-9277213*[.I6]+4379761" office:value-type="float" office:value="32740951" calcext:value-type="float">
            <text:p>32740951</text:p>
          </table:table-cell>
          <table:table-cell office:value-type="float" office:value="6" calcext:value-type="float">
            <text:p>6</text:p>
          </table:table-cell>
          <table:table-cell table:formula="of:=159060*[.K6]^5-2175668*[.K6]^4+11535788*[.K6]^3-29116967*[.K6]^2+34305227*[.K6]-14707439" office:value-type="float" office:value="51828151" calcext:value-type="float">
            <text:p>518281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-[.A7]*(1-[.A7]*(1-[.A7]*(1-[.A7]*(1-[.A7]*(1-[.A7]*(1-[.A7]*(1-[.A7]*(1-[.A7]*(1-[.A7])))))))))" office:value-type="float" office:value="247165843" calcext:value-type="float">
            <text:p>247165843</text:p>
          </table:table-cell>
          <table:table-cell office:value-type="float" office:value="3" calcext:value-type="float">
            <text:p>3</text:p>
          </table:table-cell>
          <table:table-cell table:formula="of:=54*[.C7]^9-1319*[.C7]^8+18149*[.C7]^7-157772*[.C7]^6+902054*[.C7]^5-3416929*[.C7]^4+8409499*[.C7]^3-12753575*[.C7]^2+10628639*[.C7]-3628799" office:value-type="float" office:value="44287" calcext:value-type="float">
            <text:p>44287</text:p>
          </table:table-cell>
          <table:table-cell office:value-type="float" office:value="2" calcext:value-type="float">
            <text:p>2</text:p>
          </table:table-cell>
          <table:table-cell table:formula="of:=1111*[.E7]^8-28831*[.E7]^7+352528*[.E7]^6-2514688*[.E7]^5+11126621*[.E7]^4-30669221*[.E7]^3+50572225*[.E7]^2-44806465*[.E7]+15966721"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table:formula="of:=11165*[.G7]^7-254078*[.G7]^6+2524808*[.G7]^5-13814218*[.G7]^4+44083303*[.G7]^3-80663539*[.G7]^2+76941359*[.G7]-28828799"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159060*[.K7]^5-2175668*[.K7]^4+11535788*[.K7]^3-29116967*[.K7]^2+34305227*[.K7]-14707439" office:value-type="float" office:value="205015603" calcext:value-type="float">
            <text:p>2050156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-[.A8]*(1-[.A8]*(1-[.A8]*(1-[.A8]*(1-[.A8]*(1-[.A8]*(1-[.A8]*(1-[.A8]*(1-[.A8]*(1-[.A8])))))))))" office:value-type="float" office:value="954437177" calcext:value-type="float">
            <text:p>954437177</text:p>
          </table:table-cell>
          <table:table-cell office:value-type="float" office:value="4" calcext:value-type="float">
            <text:p>4</text:p>
          </table:table-cell>
          <table:table-cell table:formula="of:=54*[.C8]^9-1319*[.C8]^8+18149*[.C8]^7-157772*[.C8]^6+902054*[.C8]^5-3416929*[.C8]^4+8409499*[.C8]^3-12753575*[.C8]^2+10628639*[.C8]-3628799" office:value-type="float" office:value="838861" calcext:value-type="float">
            <text:p>838861</text:p>
          </table:table-cell>
          <table:table-cell office:value-type="float" office:value="3" calcext:value-type="float">
            <text:p>3</text:p>
          </table:table-cell>
          <table:table-cell table:formula="of:=1111*[.E8]^8-28831*[.E8]^7+352528*[.E8]^6-2514688*[.E8]^5+11126621*[.E8]^4-30669221*[.E8]^3+50572225*[.E8]^2-44806465*[.E8]+15966721" office:value-type="float" office:value="44287" calcext:value-type="float">
            <text:p>44287</text:p>
          </table:table-cell>
          <table:table-cell office:value-type="float" office:value="2" calcext:value-type="float">
            <text:p>2</text:p>
          </table:table-cell>
          <table:table-cell table:formula="of:=11165*[.G8]^7-254078*[.G8]^6+2524808*[.G8]^5-13814218*[.G8]^4+44083303*[.G8]^3-80663539*[.G8]^2+76941359*[.G8]-28828799"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table:formula="of:=58542*[.I8]^6-1070322*[.I8]^5+8069182*[.I8]^4-31492582*[.I8]^3+65955241*[.I8]^2-68962861*[.I8]+2744280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-[.A9]*(1-[.A9]*(1-[.A9]*(1-[.A9]*(1-[.A9]*(1-[.A9]*(1-[.A9]*(1-[.A9]*(1-[.A9]*(1-[.A9])))))))))" office:value-type="float" office:value="3138105961" calcext:value-type="float">
            <text:p>3138105961</text:p>
          </table:table-cell>
          <table:table-cell office:value-type="float" office:value="5" calcext:value-type="float">
            <text:p>5</text:p>
          </table:table-cell>
          <table:table-cell table:formula="of:=54*[.C9]^9-1319*[.C9]^8+18149*[.C9]^7-157772*[.C9]^6+902054*[.C9]^5-3416929*[.C9]^4+8409499*[.C9]^3-12753575*[.C9]^2+10628639*[.C9]-3628799" office:value-type="float" office:value="8138021" calcext:value-type="float">
            <text:p>8138021</text:p>
          </table:table-cell>
          <table:table-cell office:value-type="float" office:value="4" calcext:value-type="float">
            <text:p>4</text:p>
          </table:table-cell>
          <table:table-cell table:formula="of:=1111*[.E9]^8-28831*[.E9]^7+352528*[.E9]^6-2514688*[.E9]^5+11126621*[.E9]^4-30669221*[.E9]^3+50572225*[.E9]^2-44806465*[.E9]+15966721" office:value-type="float" office:value="838861" calcext:value-type="float">
            <text:p>838861</text:p>
          </table:table-cell>
          <table:table-cell office:value-type="float" office:value="3" calcext:value-type="float">
            <text:p>3</text:p>
          </table:table-cell>
          <table:table-cell table:formula="of:=11165*[.G9]^7-254078*[.G9]^6+2524808*[.G9]^5-13814218*[.G9]^4+44083303*[.G9]^3-80663539*[.G9]^2+76941359*[.G9]-28828799" office:value-type="float" office:value="44287" calcext:value-type="float">
            <text:p>44287</text:p>
          </table:table-cell>
          <table:table-cell office:value-type="float" office:value="2" calcext:value-type="float">
            <text:p>2</text:p>
          </table:table-cell>
          <table:table-cell table:formula="of:=58542*[.I9]^6-1070322*[.I9]^5+8069182*[.I9]^4-31492582*[.I9]^3+65955241*[.I9]^2-68962861*[.I9]+27442801" office:value-type="float" office:value="683" calcext:value-type="float">
            <text:p>68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-[.A10]*(1-[.A10]*(1-[.A10]*(1-[.A10]*(1-[.A10]*(1-[.A10]*(1-[.A10]*(1-[.A10]*(1-[.A10]*(1-[.A10])))))))))" office:value-type="float" office:value="9090909091" calcext:value-type="float">
            <text:p>9090909091</text:p>
          </table:table-cell>
          <table:table-cell office:value-type="float" office:value="6" calcext:value-type="float">
            <text:p>6</text:p>
          </table:table-cell>
          <table:table-cell table:formula="of:=54*[.C10]^9-1319*[.C10]^8+18149*[.C10]^7-157772*[.C10]^6+902054*[.C10]^5-3416929*[.C10]^4+8409499*[.C10]^3-12753575*[.C10]^2+10628639*[.C10]-3628799" office:value-type="float" office:value="51828151" calcext:value-type="float">
            <text:p>51828151</text:p>
          </table:table-cell>
          <table:table-cell office:value-type="float" office:value="5" calcext:value-type="float">
            <text:p>5</text:p>
          </table:table-cell>
          <table:table-cell table:formula="of:=1111*[.E10]^8-28831*[.E10]^7+352528*[.E10]^6-2514688*[.E10]^5+11126621*[.E10]^4-30669221*[.E10]^3+50572225*[.E10]^2-44806465*[.E10]+15966721" office:value-type="float" office:value="8138021" calcext:value-type="float">
            <text:p>8138021</text:p>
          </table:table-cell>
          <table:table-cell office:value-type="float" office:value="4" calcext:value-type="float">
            <text:p>4</text:p>
          </table:table-cell>
          <table:table-cell table:formula="of:=11165*[.G10]^7-254078*[.G10]^6+2524808*[.G10]^5-13814218*[.G10]^4+44083303*[.G10]^3-80663539*[.G10]^2+76941359*[.G10]-28828799" office:value-type="float" office:value="838861" calcext:value-type="float">
            <text:p>838861</text:p>
          </table:table-cell>
          <table:table-cell office:value-type="float" office:value="3" calcext:value-type="float">
            <text:p>3</text:p>
          </table:table-cell>
          <table:table-cell table:formula="of:=58542*[.I10]^6-1070322*[.I10]^5+8069182*[.I10]^4-31492582*[.I10]^3+65955241*[.I10]^2-68962861*[.I10]+27442801" office:value-type="float" office:value="44287" calcext:value-type="float">
            <text:p>4428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-[.A11]*(1-[.A11]*(1-[.A11]*(1-[.A11]*(1-[.A11]*(1-[.A11]*(1-[.A11]*(1-[.A11]*(1-[.A11]*(1-[.A11])))))))))" office:value-type="float" office:value="23775972551" calcext:value-type="float">
            <text:p>23775972551</text:p>
          </table:table-cell>
          <table:table-cell office:value-type="float" office:value="7" calcext:value-type="float">
            <text:p>7</text:p>
          </table:table-cell>
          <table:table-cell table:formula="of:=54*[.C11]^9-1319*[.C11]^8+18149*[.C11]^7-157772*[.C11]^6+902054*[.C11]^5-3416929*[.C11]^4+8409499*[.C11]^3-12753575*[.C11]^2+10628639*[.C11]-3628799" office:value-type="float" office:value="247165843" calcext:value-type="float">
            <text:p>247165843</text:p>
          </table:table-cell>
          <table:table-cell office:value-type="float" office:value="6" calcext:value-type="float">
            <text:p>6</text:p>
          </table:table-cell>
          <table:table-cell table:formula="of:=1111*[.E11]^8-28831*[.E11]^7+352528*[.E11]^6-2514688*[.E11]^5+11126621*[.E11]^4-30669221*[.E11]^3+50572225*[.E11]^2-44806465*[.E11]+15966721" office:value-type="float" office:value="51828151" calcext:value-type="float">
            <text:p>51828151</text:p>
          </table:table-cell>
          <table:table-cell office:value-type="float" office:value="5" calcext:value-type="float">
            <text:p>5</text:p>
          </table:table-cell>
          <table:table-cell table:formula="of:=11165*[.G11]^7-254078*[.G11]^6+2524808*[.G11]^5-13814218*[.G11]^4+44083303*[.G11]^3-80663539*[.G11]^2+76941359*[.G11]-28828799" office:value-type="float" office:value="8138021" calcext:value-type="float">
            <text:p>8138021</text:p>
          </table:table-cell>
          <table:table-cell office:value-type="float" office:value="4" calcext:value-type="float">
            <text:p>4</text:p>
          </table:table-cell>
          <table:table-cell table:formula="of:=58542*[.I11]^6-1070322*[.I11]^5+8069182*[.I11]^4-31492582*[.I11]^3+65955241*[.I11]^2-68962861*[.I11]+27442801" office:value-type="float" office:value="838861" calcext:value-type="float">
            <text:p>8388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54*[.C12]^9-1319*[.C12]^8+18149*[.C12]^7-157772*[.C12]^6+902054*[.C12]^5-3416929*[.C12]^4+8409499*[.C12]^3-12753575*[.C12]^2+10628639*[.C12]-3628799" office:value-type="float" office:value="954437177" calcext:value-type="float">
            <text:p>954437177</text:p>
          </table:table-cell>
          <table:table-cell office:value-type="float" office:value="7" calcext:value-type="float">
            <text:p>7</text:p>
          </table:table-cell>
          <table:table-cell table:formula="of:=1111*[.E12]^8-28831*[.E12]^7+352528*[.E12]^6-2514688*[.E12]^5+11126621*[.E12]^4-30669221*[.E12]^3+50572225*[.E12]^2-44806465*[.E12]+15966721" office:value-type="float" office:value="247165843" calcext:value-type="float">
            <text:p>247165843</text:p>
          </table:table-cell>
          <table:table-cell office:value-type="float" office:value="6" calcext:value-type="float">
            <text:p>6</text:p>
          </table:table-cell>
          <table:table-cell table:formula="of:=11165*[.G12]^7-254078*[.G12]^6+2524808*[.G12]^5-13814218*[.G12]^4+44083303*[.G12]^3-80663539*[.G12]^2+76941359*[.G12]-28828799" office:value-type="float" office:value="51828151" calcext:value-type="float">
            <text:p>51828151</text:p>
          </table:table-cell>
          <table:table-cell office:value-type="float" office:value="5" calcext:value-type="float">
            <text:p>5</text:p>
          </table:table-cell>
          <table:table-cell table:formula="of:=58542*[.I12]^6-1070322*[.I12]^5+8069182*[.I12]^4-31492582*[.I12]^3+65955241*[.I12]^2-68962861*[.I12]+27442801" office:value-type="float" office:value="8138021" calcext:value-type="float">
            <text:p>81380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54*[.C13]^9-1319*[.C13]^8+18149*[.C13]^7-157772*[.C13]^6+902054*[.C13]^5-3416929*[.C13]^4+8409499*[.C13]^3-12753575*[.C13]^2+10628639*[.C13]-3628799" office:value-type="float" office:value="3138105961" calcext:value-type="float">
            <text:p>3138105961</text:p>
          </table:table-cell>
          <table:table-cell office:value-type="float" office:value="8" calcext:value-type="float">
            <text:p>8</text:p>
          </table:table-cell>
          <table:table-cell table:formula="of:=1111*[.E13]^8-28831*[.E13]^7+352528*[.E13]^6-2514688*[.E13]^5+11126621*[.E13]^4-30669221*[.E13]^3+50572225*[.E13]^2-44806465*[.E13]+15966721" office:value-type="float" office:value="954437177" calcext:value-type="float">
            <text:p>954437177</text:p>
          </table:table-cell>
          <table:table-cell office:value-type="float" office:value="7" calcext:value-type="float">
            <text:p>7</text:p>
          </table:table-cell>
          <table:table-cell table:formula="of:=11165*[.G13]^7-254078*[.G13]^6+2524808*[.G13]^5-13814218*[.G13]^4+44083303*[.G13]^3-80663539*[.G13]^2+76941359*[.G13]-28828799" office:value-type="float" office:value="247165843" calcext:value-type="float">
            <text:p>247165843</text:p>
          </table:table-cell>
          <table:table-cell office:value-type="float" office:value="6" calcext:value-type="float">
            <text:p>6</text:p>
          </table:table-cell>
          <table:table-cell table:formula="of:=58542*[.I13]^6-1070322*[.I13]^5+8069182*[.I13]^4-31492582*[.I13]^3+65955241*[.I13]^2-68962861*[.I13]+27442801" office:value-type="float" office:value="51828151" calcext:value-type="float">
            <text:p>51828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54*[.C14]^9-1319*[.C14]^8+18149*[.C14]^7-157772*[.C14]^6+902054*[.C14]^5-3416929*[.C14]^4+8409499*[.C14]^3-12753575*[.C14]^2+10628639*[.C14]-3628799" office:value-type="float" office:value="9090909091" calcext:value-type="float">
            <text:p>9090909091</text:p>
          </table:table-cell>
          <table:table-cell office:value-type="float" office:value="9" calcext:value-type="float">
            <text:p>9</text:p>
          </table:table-cell>
          <table:table-cell table:formula="of:=1111*[.E14]^8-28831*[.E14]^7+352528*[.E14]^6-2514688*[.E14]^5+11126621*[.E14]^4-30669221*[.E14]^3+50572225*[.E14]^2-44806465*[.E14]+15966721" office:value-type="float" office:value="3138105961" calcext:value-type="float">
            <text:p>3138105961</text:p>
          </table:table-cell>
          <table:table-cell office:value-type="float" office:value="8" calcext:value-type="float">
            <text:p>8</text:p>
          </table:table-cell>
          <table:table-cell table:formula="of:=11165*[.G14]^7-254078*[.G14]^6+2524808*[.G14]^5-13814218*[.G14]^4+44083303*[.G14]^3-80663539*[.G14]^2+76941359*[.G14]-28828799" office:value-type="float" office:value="954437177" calcext:value-type="float">
            <text:p>954437177</text:p>
          </table:table-cell>
          <table:table-cell office:value-type="float" office:value="7" calcext:value-type="float">
            <text:p>7</text:p>
          </table:table-cell>
          <table:table-cell table:formula="of:=58542*[.I14]^6-1070322*[.I14]^5+8069182*[.I14]^4-31492582*[.I14]^3+65955241*[.I14]^2-68962861*[.I14]+27442801" office:value-type="float" office:value="247165843" calcext:value-type="float">
            <text:p>2471658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54*[.C15]^9-1319*[.C15]^8+18149*[.C15]^7-157772*[.C15]^6+902054*[.C15]^5-3416929*[.C15]^4+8409499*[.C15]^3-12753575*[.C15]^2+10628639*[.C15]-3628799" office:value-type="float" office:value="23772343751" calcext:value-type="float">
            <text:p>23772343751</text:p>
          </table:table-cell>
          <table:table-cell office:value-type="float" office:value="10" calcext:value-type="float">
            <text:p>10</text:p>
          </table:table-cell>
          <table:table-cell table:formula="of:=1111*[.E15]^8-28831*[.E15]^7+352528*[.E15]^6-2514688*[.E15]^5+11126621*[.E15]^4-30669221*[.E15]^3+50572225*[.E15]^2-44806465*[.E15]+15966721" office:value-type="float" office:value="9071313571" calcext:value-type="float">
            <text:p>9071313571</text:p>
          </table:table-cell>
          <table:table-cell office:value-type="float" office:value="9" calcext:value-type="float">
            <text:p>9</text:p>
          </table:table-cell>
          <table:table-cell table:formula="of:=11165*[.G15]^7-254078*[.G15]^6+2524808*[.G15]^5-13814218*[.G15]^4+44083303*[.G15]^3-80663539*[.G15]^2+76941359*[.G15]-28828799" office:value-type="float" office:value="3093310441" calcext:value-type="float">
            <text:p>3093310441</text:p>
          </table:table-cell>
          <table:table-cell office:value-type="float" office:value="8" calcext:value-type="float">
            <text:p>8</text:p>
          </table:table-cell>
          <table:table-cell table:formula="of:=58542*[.I15]^6-1070322*[.I15]^5+8069182*[.I15]^4-31492582*[.I15]^3+65955241*[.I15]^2-68962861*[.I15]+27442801" office:value-type="float" office:value="898165577" calcext:value-type="float">
            <text:p>898165577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formula="of:=SUM([.D3];[.F4];[.H5];[.J6];[.L7];[.J15];[.H15];[.F15];[.D15])+1" office:value-type="float" office:value="37076114526" calcext:value-type="float">
            <text:p>3707611452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00/00/00</text:date>, <text:time style:data-style-name="N2" text:time-value="21:54:37.326832925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21:25:59.729652850</meta:creation-date>
    <dc:date>2018-10-02T22:28:46.694091931</dc:date>
    <meta:editing-duration>PT27M41S</meta:editing-duration>
    <meta:editing-cycles>5</meta:editing-cycles>
    <meta:generator>LibreOffice/6.0.3.2$Linux_X86_64 LibreOffice_project/00m0$Build-2</meta:generator>
    <meta:document-statistic meta:table-count="1" meta:cell-count="149" meta:object-count="0"/>
  </office:meta>
</office:document-meta>
</file>